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MUSIC BOX</text:span><text:tab/><text:tab/><text:tab/><text:tab/><text:tab/><text:tab/><text:tab/><text:tab/><text:tab/><text:tab/><text:span text:style-name="T1">Pickpocket´s Gloves</text:span></text:p>
      <text:p text:style-name="Standard"><text:tab/><text:tab/><text:tab/><text:tab/><text:tab/><text:tab/><text:tab/><text:tab/><text:tab/><text:tab/><text:tab/><text:tab/><text:tab/> <text:span text:style-name="T1">Handschuhe eines Taschendiebs</text:span></text:p>
      <text:p text:style-name="Standard"/>
      <text:p text:style-name="P5">Eine handgemachte Antiquität.<text:tab/><text:tab/><text:tab/><text:tab/><text:tab/><text:tab/><text:tab/> <text:s text:c="14"/>Sich selbst zu bereichern war noch nie so einfach.</text:p>
      <text:p text:style-name="P5">Sie spielt eine verfluchte Melodie die </text:p>
      <text:p text:style-name="P5">Dir nicht mehr aus dem Kopf geht.</text:p>
      <text:p text:style-name="Standard"/>
      <text:p text:style-name="Standard">Einmal pro Runde kannst Du sie öffnen oder schliessen.<text:tab/><text:tab/><text:tab/><text:tab/> <text:s text:c="14"/>Wenn Du in dem gleichen Raum bist wie ein anderer Spieler</text:p>
      <text:p text:style-name="Standard">Ist sie geöffnet muss jeder Spieler(oder Monster) mit einem<text:tab/><text:tab/><text:tab/><text:tab/> <text:s text:c="3"/>kannst Du diese Karte ablegen und dafür einen beliebigen</text:p>
      <text:p text:style-name="Standard">beliebigen Gesundheitswert einen Gesundheitswurf 4+ schaffen<text:tab/><text:tab/><text:tab/><text:tab/><text:tab/> <text:s text:c="3"/>Gegenstand(Item) des anderen Spielers nehmen.</text:p>
      <text:p text:style-name="Standard">(wenn er im gleichen<text:tab/>Raum ist oder ihn betritt)<text:tab/><text:tab/><text:tab/><text:tab/><text:tab/><text:tab/><text:tab/></text:p>
      <text:p text:style-name="Standard">Misslingt der Wurf endet der Zug hier da die Musikbox Ihn </text:p>
      <text:p text:style-name="Standard">hypnotisiert.</text:p>
      <text:p text:style-name="Standard">Wird der Spieler(oder Monster) der die Music Box trägt </text:p>
      <text:p text:style-name="Standard">hypnotisiert,lässt er sie fallen. </text:p>
      <text:p text:style-name="Standard">Wenn die Music Box offen ist während sie fallen gelassen wird,</text:p>
      <text:p text:style-name="Standard">bleibt sie offen im Raum liegen.</text:p>
      <text:p text:style-name="Standard"/>
      <text:p text:style-name="Standard"/>
      <text:p text:style-name="Standard"/>
      <text:p text:style-name="Standard"><text:tab/><text:tab/><text:span text:style-name="T2">IDOL<text:tab/><text:tab/><text:tab/><text:tab/><text:tab/><text:tab/><text:tab/><text:tab/><text:tab/><text:tab/><text:tab/><text:tab/><text:tab/></text:span></text:p>
      <text:p text:style-name="Standard"><text:span text:style-name="T2"><text:s text:c="12"/>Glücksbringer<text:tab/></text:span><text:tab/><text:tab/><text:tab/><text:tab/><text:tab/><text:tab/><text:tab/><text:tab/><text:tab/><text:tab/><text:tab/><text:tab/><text:tab/><text:tab/> <text:s text:c="4"/></text:p>
      <text:p text:style-name="Standard"/>
      <text:p text:style-name="P2">Es hat Dich für etwas grösseres Ausgewählt ...<text:tab/><text:tab/><text:tab/><text:tab/><text:tab/><text:tab/><text:tab/><text:tab/> <text:s text:c="10"/></text:p>
      <text:p text:style-name="P2">Vielleicht als Menschenopfer ?</text:p>
      <text:p text:style-name="Standard"/>
      <text:p text:style-name="Standard">Einmal pro Runde kannst den Glücksbringer reiben bevor Du</text:p>
      <text:p text:style-name="Standard">einen Wurf machst (Attributwurf(Gesundheit....),Angriff,Ereignis).</text:p>
      <text:p text:style-name="Standard">Dadurch bekommst Du zwei Zusätzliche Würfel (8 max).</text:p>
      <text:p text:style-name="Standard">Wenn Du die Karte benutzt verlierst Du 1 Gesundheitspunkt.</text:p>
      <text:p text:style-name="Standard"/>
      <text:p text:style-name="Standard"/>
      <text:p text:style-name="Standard"/>
      <text:p text:style-name="Standard"/>
      <text:p text:style-name="P1"><text:soft-page-break/><text:s text:c="4"/>Dark Dice<text:tab/><text:tab/><text:tab/><text:tab/><text:tab/><text:tab/><text:tab/><text:tab/><text:tab/><text:tab/><text:tab/>Sacrificial Dagger</text:p>
      <text:p text:style-name="P1">Verwünschte Würfel<text:tab/><text:tab/><text:tab/><text:tab/><text:tab/><text:tab/><text:tab/><text:tab/><text:tab/> <text:s text:c="9"/>Der Opfer Dolch</text:p>
      <text:p text:style-name="P1"/>
      <text:p text:style-name="P2">Glaubst du an Glück ?<text:tab/><text:tab/><text:tab/><text:tab/><text:tab/><text:tab/><text:tab/><text:tab/><text:tab/>Ein verdrehte Klinge aus Eisen verziert mit</text:p>
      <text:p text:style-name="P2"><text:tab/><text:tab/><text:tab/><text:tab/><text:tab/><text:tab/><text:tab/><text:tab/><text:tab/><text:tab/><text:tab/><text:tab/>myteriösen Symbolen und voller Blutflecken</text:p>
      <text:p text:style-name="P2"><text:tab/><text:tab/><text:tab/><text:tab/><text:tab/><text:tab/><text:tab/><text:tab/><text:tab/><text:tab/><text:tab/><text:tab/></text:p>
      <text:p text:style-name="P3">Einmal pro Runde kannst Du mit 3 Würfel werfen:<text:tab/><text:tab/><text:tab/><text:tab/><text:tab/><text:tab/>Wenn man einen kraft Angriff mit dieser Waffe machst</text:p>
      <text:p text:style-name="P4">6 <text:span text:style-name="T3">Bewege Dich zu einem beliebigen Mitspieler<text:tab/><text:tab/><text:tab/><text:tab/><text:tab/><text:tab/>bekommst Du 3 zusätzliche Würfel (8 max), aber zuvor</text:span></text:p>
      <text:p text:style-name="P4"><text:span text:style-name="T3"><text:s text:c="3"/>(ausser dem Verräter)<text:tab/><text:tab/><text:tab/><text:tab/><text:tab/><text:tab/><text:tab/><text:tab/><text:tab/>musst Du einen Wissenswurf machen:</text:span></text:p>
      <text:p text:style-name="P4">5<text:span text:style-name="T3"> Bewege einen anderen Spieler im gleichen<text:tab/><text:tab/><text:tab/><text:tab/><text:tab/><text:tab/>6+ <text:s/>Keine Auswirkung</text:span></text:p>
      <text:p text:style-name="P4"><text:span text:style-name="T3"><text:s text:c="3"/>Raum in einen angrenzenden Raum.<text:tab/><text:tab/><text:tab/><text:tab/><text:tab/><text:tab/><text:tab/>3-5 Du verliertst einen Punkt Gesundheit oder Wissen</text:span></text:p>
      <text:p text:style-name="P4">4<text:span text:style-name="T3"> Du bekommst ein Zusatzpunkt<text:tab/><text:tab/><text:tab/><text:tab/><text:tab/><text:tab/><text:tab/><text:tab/>0-2 Der Dolch verdreht sich in Deiner Hand!</text:span></text:p>
      <text:p text:style-name="P4"><text:span text:style-name="T3"><text:s text:c="3"/>(Geschwindigkeit oder Kraft)<text:tab/><text:tab/><text:tab/><text:tab/><text:tab/><text:tab/><text:tab/><text:tab/> <text:s text:c="5"/>Du verlierst zwei Punkte (Geschw. oder Kraft)</text:span></text:p>
      <text:p text:style-name="P4">3<text:span text:style-name="T3"> Bewege Dich in einen angrenzenden Raum<text:tab/><text:tab/><text:tab/><text:tab/><text:tab/><text:tab/> <text:s text:c="5"/>Du kannst in dieser Runde nicht angreifen.</text:span></text:p>
      <text:p text:style-name="P4"><text:span text:style-name="T3"><text:s text:c="3"/>(kostet keine Bewegung)</text:span></text:p>
      <text:p text:style-name="P4">2<text:span text:style-name="T3"> Du bekommst einen Zusatzpunkt<text:tab/><text:tab/><text:tab/><text:tab/><text:tab/><text:tab/><text:tab/><text:tab/> <text:s text:c="5"/>Du kannst keine andere Waffe benutzen währen Du</text:span></text:p>
      <text:p text:style-name="P4"><text:span text:style-name="T3"><text:s text:c="3"/>(Gesundheit oder Wissen)<text:tab/><text:tab/><text:tab/><text:tab/><text:tab/><text:tab/><text:tab/><text:tab/><text:tab/> <text:s text:c="5"/>diese benutzt!</text:span></text:p>
      <text:p text:style-name="P4">1<text:span text:style-name="T3"> Zieh eine Ereigniskarte</text:span></text:p>
      <text:p text:style-name="P4">0<text:span text:style-name="T3"> Alle Characterpunkte werden auf den niedrigsten</text:span></text:p>
      <text:p text:style-name="P4"><text:span text:style-name="T3"><text:s text:c="3"/>Wert gesetzt (1 über dem Totenkopf)</text:span></text:p>
      <text:p text:style-name="P4"><text:span text:style-name="T3"><text:s text:c="3"/>Leg die Karte danach a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14T10:18:48.29</meta:creation-date>
    <dc:date>2015-02-14T12:26:00.62</dc:date>
    <meta:editing-duration>PT2H7M11S</meta:editing-duration>
    <meta:editing-cycles>5</meta:editing-cycles>
    <meta:generator>OpenOffice.org/3.3$Win32 OpenOffice.org_project/330m20$Build-9567</meta:generator>
    <meta:print-date>2015-02-14T11:51:02.34</meta:print-date>
    <meta:document-statistic meta:table-count="0" meta:image-count="0" meta:object-count="0" meta:page-count="2" meta:paragraph-count="43" meta:word-count="347" meta:character-count="2569"/>
  </office:meta>
</office:document-meta>
</file>